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3.2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25.174cm" svg:y="0.778cm">
            <draw:object draw:notify-on-update-of-ranges="results.A2:results.A21 results.B1:results.B1 results.B2:results.B21 results.D1:results.D1 results.D2:results.D6 results.A2:results.A6 results.E1:results.E1 results.E2:results.E6 results.A2:results.A6 results.A2:results.A21 results.C1:results.C1 results.C2:results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522cm" svg:height="10.461cm" svg:x="23.48cm" svg:y="10.187cm">
            <draw:object draw:notify-on-update-of-ranges="results.A25:results.A25 results.A26:results.A45 results.B25:results.B25 results.B26:results.B45 results.A25:results.A25 results.A26:results.A45 results.C25:results.C25 results.C26:results.C45 results.A25:results.A25 results.A26:results.A45 results.D25:results.D25 results.D26:results.D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9cm" svg:height="9.007cm" svg:x="0.496cm" svg:y="21.524cm">
            <draw:object draw:notify-on-update-of-ranges="results.A25:results.A25 results.A26:results.A45 results.B25:results.B25 results.B26:results.B45 results.A93:results.A112 results.B91:results.B91 results.B93:results.B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9cm" svg:height="9.007cm" svg:x="16.803cm" svg:y="21.5cm">
            <draw:object draw:notify-on-update-of-ranges="results.A26:results.A45 results.C25:results.C25 results.C26:results.C45 results.C91:results.C91 results.C93:results.C112 results.A93:results.A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9cm" svg:height="9.007cm" svg:x="0.579cm" svg:y="30.858cm">
            <draw:object draw:notify-on-update-of-ranges="results.A26:results.A45 results.D25:results.D25 results.D26:results.D45 results.D91:results.D91 results.D93:results.D112 results.A93:results.A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9cm" svg:height="9.007cm" svg:x="17.4cm" svg:y="31.16cm">
            <draw:object draw:notify-on-update-of-ranges="results.A93:results.A97 results.E1:results.E1 results.E93:results.E97 results.E91:results.E91 results.E93:results.E97 results.A93:results.A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wielkosc instancji</text:p>
          </table:table-cell>
          <table:table-cell office:value-type="string" calcext:value-type="string">
            <text:p>macierz sasiedztwa</text:p>
          </table:table-cell>
          <table:table-cell office:value-type="string" calcext:value-type="string">
            <text:p>lista sasiedztwa</text:p>
          </table:table-cell>
          <table:table-cell office:value-type="string" calcext:value-type="string">
            <text:p>pek wyjsciowy</text:p>
          </table:table-cell>
          <table:table-cell office:value-type="string" calcext:value-type="string">
            <text:p>macierz incydencji</text:p>
          </table:table-cell>
          <table:table-cell/>
          <table:table-cell office:value-type="string" calcext:value-type="string">
            <text:p>N^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A2]*[.A2]/10000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A3]*[.A3]/10000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112" calcext:value-type="float">
            <text:p>5112</text:p>
          </table:table-cell>
          <table:table-cell/>
          <table:table-cell table:formula="of:=[.A4]*[.A4]/10000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1943" calcext:value-type="float">
            <text:p>11943</text:p>
          </table:table-cell>
          <table:table-cell/>
          <table:table-cell table:formula="of:=[.A5]*[.A5]/10000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23513" calcext:value-type="float">
            <text:p>23513</text:p>
          </table:table-cell>
          <table:table-cell/>
          <table:table-cell table:formula="of:=[.A6]*[.A6]/10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7]*[.A7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8]*[.A8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9]*[.A9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0]*[.A10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1]*[.A11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2]*[.A12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3]*[.A13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4]*[.A14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5]*[.A15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6]*[.A16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7]*[.A17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8]*[.A18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19]*[.A19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20]*[.A20]/100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A21]*[.A21]/10000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elkosc instancji</text:p>
          </table:table-cell>
          <table:table-cell office:value-type="string" calcext:value-type="string">
            <text:p>macierz sasiedztwa</text:p>
          </table:table-cell>
          <table:table-cell office:value-type="string" calcext:value-type="string">
            <text:p>lista sasiedztwa</text:p>
          </table:table-cell>
          <table:table-cell office:value-type="string" calcext:value-type="string">
            <text:p>pek wyjsciowy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8" calcext:value-type="float">
            <text:p>118</text:p>
          </table:table-cell>
          <table:table-cell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  <table:table-cell office:value-type="float" office:value="278" calcext:value-type="float">
            <text:p>278</text:p>
          </table:table-cell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" calcext:value-type="float">
            <text:p>180</text:p>
          </table:table-cell>
          <table:table-cell office:value-type="float" office:value="329" calcext:value-type="float">
            <text:p>329</text:p>
          </table:table-cell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8" calcext:value-type="float">
            <text:p>218</text:p>
          </table:table-cell>
          <table:table-cell office:value-type="float" office:value="394" calcext:value-type="float">
            <text:p>394</text:p>
          </table:table-cell>
          <table:table-cell office:value-type="float" office:value="146" calcext:value-type="float">
            <text:p>146</text:p>
          </table:table-cell>
          <table:table-cell table:number-columns-repeated="11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58" calcext:value-type="float">
            <text:p>258</text:p>
          </table:table-cell>
          <table:table-cell office:value-type="float" office:value="463" calcext:value-type="float">
            <text:p>463</text:p>
          </table:table-cell>
          <table:table-cell office:value-type="float" office:value="174" calcext:value-type="float">
            <text:p>174</text:p>
          </table:table-cell>
          <table:table-cell table:number-columns-repeated="11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7" calcext:value-type="float">
            <text:p>307</text:p>
          </table:table-cell>
          <table:table-cell office:value-type="float" office:value="527" calcext:value-type="float">
            <text:p>527</text:p>
          </table:table-cell>
          <table:table-cell office:value-type="float" office:value="199" calcext:value-type="float">
            <text:p>199</text:p>
          </table:table-cell>
          <table:table-cell table:number-columns-repeated="1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50" calcext:value-type="float">
            <text:p>350</text:p>
          </table:table-cell>
          <table:table-cell office:value-type="float" office:value="612" calcext:value-type="float">
            <text:p>612</text:p>
          </table:table-cell>
          <table:table-cell office:value-type="float" office:value="228" calcext:value-type="float">
            <text:p>228</text:p>
          </table:table-cell>
          <table:table-cell table:number-columns-repeated="11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96" calcext:value-type="float">
            <text:p>396</text:p>
          </table:table-cell>
          <table:table-cell office:value-type="float" office:value="692" calcext:value-type="float">
            <text:p>692</text:p>
          </table:table-cell>
          <table:table-cell office:value-type="float" office:value="262" calcext:value-type="float">
            <text:p>262</text:p>
          </table:table-cell>
          <table:table-cell table:number-columns-repeated="11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50" calcext:value-type="float">
            <text:p>450</text:p>
          </table:table-cell>
          <table:table-cell office:value-type="float" office:value="787" calcext:value-type="float">
            <text:p>787</text:p>
          </table:table-cell>
          <table:table-cell office:value-type="float" office:value="292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5" calcext:value-type="float">
            <text:p>505</text:p>
          </table:table-cell>
          <table:table-cell office:value-type="float" office:value="881" calcext:value-type="float">
            <text:p>881</text:p>
          </table:table-cell>
          <table:table-cell office:value-type="float" office:value="326" calcext:value-type="float">
            <text:p>326</text:p>
          </table:table-cell>
          <table:table-cell table:number-columns-repeated="11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65" calcext:value-type="float">
            <text:p>565</text:p>
          </table:table-cell>
          <table:table-cell office:value-type="float" office:value="989" calcext:value-type="float">
            <text:p>989</text:p>
          </table:table-cell>
          <table:table-cell office:value-type="float" office:value="368" calcext:value-type="float">
            <text:p>368</text:p>
          </table:table-cell>
          <table:table-cell table:number-columns-repeated="1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28" calcext:value-type="float">
            <text:p>628</text:p>
          </table:table-cell>
          <table:table-cell office:value-type="float" office:value="1096" calcext:value-type="float">
            <text:p>1096</text:p>
          </table:table-cell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 table:number-rows-repeated="45">
          <table:table-cell table:number-columns-repeated="15"/>
        </table:table-row>
        <table:table-row table:style-name="ro1">
          <table:table-cell/>
          <table:table-cell office:value-type="string" calcext:value-type="string">
            <text:p>6,0E-3*n^2</text:p>
          </table:table-cell>
          <table:table-cell office:value-type="string" calcext:value-type="string">
            <text:p>8,0E-3*n^2</text:p>
          </table:table-cell>
          <table:table-cell office:value-type="string" calcext:value-type="string">
            <text:p>5,0E-3*n^3</text:p>
          </table:table-cell>
          <table:table-cell office:value-type="string" calcext:value-type="string">
            <text:p>1,0E-1*n^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0.006" calcext:value-type="float">
            <text:p>6,0E-03</text:p>
          </table:table-cell>
          <table:table-cell table:style-name="ce1" office:value-type="float" office:value="0.008" calcext:value-type="float">
            <text:p>8,0E-03</text:p>
          </table:table-cell>
          <table:table-cell table:style-name="ce1" office:value-type="float" office:value="0.005" calcext:value-type="float">
            <text:p>5,0E-03</text:p>
          </table:table-cell>
          <table:table-cell table:style-name="ce1" office:value-type="float" office:value="0.1" calcext:value-type="float">
            <text:p>1,0E-0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B$92]*[.$A93])^2" office:value-type="float" office:value="1.44" calcext:value-type="float">
            <text:p>1,44</text:p>
          </table:table-cell>
          <table:table-cell table:formula="of:=([.C$92]*[.$A93])^2" office:value-type="float" office:value="2.56" calcext:value-type="float">
            <text:p>2,56</text:p>
          </table:table-cell>
          <table:table-cell table:formula="of:=([.D$92]*[.$A93])^2" office:value-type="float" office:value="1" calcext:value-type="float">
            <text:p>1</text:p>
          </table:table-cell>
          <table:table-cell table:formula="of:=([.E$92]*[.$A93])^2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B$92]*[.$A94])^2" office:value-type="float" office:value="5.76" calcext:value-type="float">
            <text:p>5,76</text:p>
          </table:table-cell>
          <table:table-cell table:formula="of:=([.C$92]*[.$A94])^2" office:value-type="float" office:value="10.24" calcext:value-type="float">
            <text:p>10,24</text:p>
          </table:table-cell>
          <table:table-cell table:formula="of:=([.D$92]*[.$A94])^2" office:value-type="float" office:value="4" calcext:value-type="float">
            <text:p>4</text:p>
          </table:table-cell>
          <table:table-cell table:formula="of:=([.E$92]*[.$A94])^2"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[.B$92]*[.$A95])^2" office:value-type="float" office:value="12.96" calcext:value-type="float">
            <text:p>12,96</text:p>
          </table:table-cell>
          <table:table-cell table:formula="of:=([.C$92]*[.$A95])^2" office:value-type="float" office:value="23.04" calcext:value-type="float">
            <text:p>23,04</text:p>
          </table:table-cell>
          <table:table-cell table:formula="of:=([.D$92]*[.$A95])^2" office:value-type="float" office:value="9" calcext:value-type="float">
            <text:p>9</text:p>
          </table:table-cell>
          <table:table-cell table:formula="of:=([.E$92]*[.$A95])^2"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B$92]*[.$A96])^2" office:value-type="float" office:value="23.04" calcext:value-type="float">
            <text:p>23,04</text:p>
          </table:table-cell>
          <table:table-cell table:formula="of:=([.C$92]*[.$A96])^2" office:value-type="float" office:value="40.96" calcext:value-type="float">
            <text:p>40,96</text:p>
          </table:table-cell>
          <table:table-cell table:formula="of:=([.D$92]*[.$A96])^2" office:value-type="float" office:value="16" calcext:value-type="float">
            <text:p>16</text:p>
          </table:table-cell>
          <table:table-cell table:formula="of:=([.E$92]*[.$A96])^2" office:value-type="float" office:value="6400" calcext:value-type="float">
            <text:p>64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B$92]*[.$A97])^2" office:value-type="float" office:value="36" calcext:value-type="float">
            <text:p>36</text:p>
          </table:table-cell>
          <table:table-cell table:formula="of:=([.C$92]*[.$A97])^2" office:value-type="float" office:value="64" calcext:value-type="float">
            <text:p>64</text:p>
          </table:table-cell>
          <table:table-cell table:formula="of:=([.D$92]*[.$A97])^2" office:value-type="float" office:value="25" calcext:value-type="float">
            <text:p>25</text:p>
          </table:table-cell>
          <table:table-cell table:formula="of:=([.E$92]*[.$A97])^2"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B$92]*[.$A98])^2" office:value-type="float" office:value="51.84" calcext:value-type="float">
            <text:p>51,84</text:p>
          </table:table-cell>
          <table:table-cell table:formula="of:=([.C$92]*[.$A98])^2" office:value-type="float" office:value="92.16" calcext:value-type="float">
            <text:p>92,16</text:p>
          </table:table-cell>
          <table:table-cell table:formula="of:=([.D$92]*[.$A98])^2" office:value-type="float" office:value="36" calcext:value-type="float">
            <text:p>36</text:p>
          </table:table-cell>
          <table:table-cell table:formula="of:=([.E$92]*[.$A98])^2" office:value-type="float" office:value="14400" calcext:value-type="float">
            <text:p>14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([.B$92]*[.$A99])^2" office:value-type="float" office:value="70.56" calcext:value-type="float">
            <text:p>70,56</text:p>
          </table:table-cell>
          <table:table-cell table:formula="of:=([.C$92]*[.$A99])^2" office:value-type="float" office:value="125.44" calcext:value-type="float">
            <text:p>125,44</text:p>
          </table:table-cell>
          <table:table-cell table:formula="of:=([.D$92]*[.$A99])^2" office:value-type="float" office:value="49" calcext:value-type="float">
            <text:p>49</text:p>
          </table:table-cell>
          <table:table-cell table:formula="of:=([.E$92]*[.$A99])^2" office:value-type="float" office:value="19600" calcext:value-type="float">
            <text:p>19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B$92]*[.$A100])^2" office:value-type="float" office:value="92.16" calcext:value-type="float">
            <text:p>92,16</text:p>
          </table:table-cell>
          <table:table-cell table:formula="of:=([.C$92]*[.$A100])^2" office:value-type="float" office:value="163.84" calcext:value-type="float">
            <text:p>163,84</text:p>
          </table:table-cell>
          <table:table-cell table:formula="of:=([.D$92]*[.$A100])^2" office:value-type="float" office:value="64" calcext:value-type="float">
            <text:p>64</text:p>
          </table:table-cell>
          <table:table-cell table:formula="of:=([.E$92]*[.$A100])^2" office:value-type="float" office:value="25600" calcext:value-type="float">
            <text:p>256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([.B$92]*[.$A101])^2" office:value-type="float" office:value="116.64" calcext:value-type="float">
            <text:p>116,64</text:p>
          </table:table-cell>
          <table:table-cell table:formula="of:=([.C$92]*[.$A101])^2" office:value-type="float" office:value="207.36" calcext:value-type="float">
            <text:p>207,36</text:p>
          </table:table-cell>
          <table:table-cell table:formula="of:=([.D$92]*[.$A101])^2" office:value-type="float" office:value="81" calcext:value-type="float">
            <text:p>81</text:p>
          </table:table-cell>
          <table:table-cell table:formula="of:=([.E$92]*[.$A101])^2" office:value-type="float" office:value="32400" calcext:value-type="float">
            <text:p>324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B$92]*[.$A102])^2" office:value-type="float" office:value="144" calcext:value-type="float">
            <text:p>144</text:p>
          </table:table-cell>
          <table:table-cell table:formula="of:=([.C$92]*[.$A102])^2" office:value-type="float" office:value="256" calcext:value-type="float">
            <text:p>256</text:p>
          </table:table-cell>
          <table:table-cell table:formula="of:=([.D$92]*[.$A102])^2" office:value-type="float" office:value="100" calcext:value-type="float">
            <text:p>100</text:p>
          </table:table-cell>
          <table:table-cell table:formula="of:=([.E$92]*[.$A102])^2" office:value-type="float" office:value="40000" calcext:value-type="float">
            <text:p>400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([.B$92]*[.$A103])^2" office:value-type="float" office:value="174.24" calcext:value-type="float">
            <text:p>174,24</text:p>
          </table:table-cell>
          <table:table-cell table:formula="of:=([.C$92]*[.$A103])^2" office:value-type="float" office:value="309.76" calcext:value-type="float">
            <text:p>309,76</text:p>
          </table:table-cell>
          <table:table-cell table:formula="of:=([.D$92]*[.$A103])^2" office:value-type="float" office:value="121" calcext:value-type="float">
            <text:p>121</text:p>
          </table:table-cell>
          <table:table-cell table:formula="of:=([.E$92]*[.$A103])^2" office:value-type="float" office:value="48400" calcext:value-type="float">
            <text:p>48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([.B$92]*[.$A104])^2" office:value-type="float" office:value="207.36" calcext:value-type="float">
            <text:p>207,36</text:p>
          </table:table-cell>
          <table:table-cell table:formula="of:=([.C$92]*[.$A104])^2" office:value-type="float" office:value="368.64" calcext:value-type="float">
            <text:p>368,64</text:p>
          </table:table-cell>
          <table:table-cell table:formula="of:=([.D$92]*[.$A104])^2" office:value-type="float" office:value="144" calcext:value-type="float">
            <text:p>144</text:p>
          </table:table-cell>
          <table:table-cell table:formula="of:=([.E$92]*[.$A104])^2" office:value-type="float" office:value="57600" calcext:value-type="float">
            <text:p>57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([.B$92]*[.$A105])^2" office:value-type="float" office:value="243.36" calcext:value-type="float">
            <text:p>243,36</text:p>
          </table:table-cell>
          <table:table-cell table:formula="of:=([.C$92]*[.$A105])^2" office:value-type="float" office:value="432.64" calcext:value-type="float">
            <text:p>432,64</text:p>
          </table:table-cell>
          <table:table-cell table:formula="of:=([.D$92]*[.$A105])^2" office:value-type="float" office:value="169" calcext:value-type="float">
            <text:p>169</text:p>
          </table:table-cell>
          <table:table-cell table:formula="of:=([.E$92]*[.$A105])^2" office:value-type="float" office:value="67600" calcext:value-type="float">
            <text:p>676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([.B$92]*[.$A106])^2" office:value-type="float" office:value="282.24" calcext:value-type="float">
            <text:p>282,24</text:p>
          </table:table-cell>
          <table:table-cell table:formula="of:=([.C$92]*[.$A106])^2" office:value-type="float" office:value="501.76" calcext:value-type="float">
            <text:p>501,76</text:p>
          </table:table-cell>
          <table:table-cell table:formula="of:=([.D$92]*[.$A106])^2" office:value-type="float" office:value="196" calcext:value-type="float">
            <text:p>196</text:p>
          </table:table-cell>
          <table:table-cell table:formula="of:=([.E$92]*[.$A106])^2" office:value-type="float" office:value="78400" calcext:value-type="float">
            <text:p>784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([.B$92]*[.$A107])^2" office:value-type="float" office:value="324" calcext:value-type="float">
            <text:p>324</text:p>
          </table:table-cell>
          <table:table-cell table:formula="of:=([.C$92]*[.$A107])^2" office:value-type="float" office:value="576" calcext:value-type="float">
            <text:p>576</text:p>
          </table:table-cell>
          <table:table-cell table:formula="of:=([.D$92]*[.$A107])^2" office:value-type="float" office:value="225" calcext:value-type="float">
            <text:p>225</text:p>
          </table:table-cell>
          <table:table-cell table:formula="of:=([.E$92]*[.$A107])^2" office:value-type="float" office:value="90000" calcext:value-type="float">
            <text:p>900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([.B$92]*[.$A108])^2" office:value-type="float" office:value="368.64" calcext:value-type="float">
            <text:p>368,64</text:p>
          </table:table-cell>
          <table:table-cell table:formula="of:=([.C$92]*[.$A108])^2" office:value-type="float" office:value="655.36" calcext:value-type="float">
            <text:p>655,36</text:p>
          </table:table-cell>
          <table:table-cell table:formula="of:=([.D$92]*[.$A108])^2" office:value-type="float" office:value="256" calcext:value-type="float">
            <text:p>256</text:p>
          </table:table-cell>
          <table:table-cell table:formula="of:=([.E$92]*[.$A108])^2" office:value-type="float" office:value="102400" calcext:value-type="float">
            <text:p>102400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([.B$92]*[.$A109])^2" office:value-type="float" office:value="416.16" calcext:value-type="float">
            <text:p>416,16</text:p>
          </table:table-cell>
          <table:table-cell table:formula="of:=([.C$92]*[.$A109])^2" office:value-type="float" office:value="739.84" calcext:value-type="float">
            <text:p>739,84</text:p>
          </table:table-cell>
          <table:table-cell table:formula="of:=([.D$92]*[.$A109])^2" office:value-type="float" office:value="289" calcext:value-type="float">
            <text:p>289</text:p>
          </table:table-cell>
          <table:table-cell table:formula="of:=([.E$92]*[.$A109])^2" office:value-type="float" office:value="115600" calcext:value-type="float">
            <text:p>115600</text:p>
          </table:table-cell>
          <table:table-cell table:number-columns-repeated="8"/>
          <table:table-cell table:number-columns-repeated="2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([.B$92]*[.$A110])^2" office:value-type="float" office:value="466.56" calcext:value-type="float">
            <text:p>466,56</text:p>
          </table:table-cell>
          <table:table-cell table:formula="of:=([.C$92]*[.$A110])^2" office:value-type="float" office:value="829.44" calcext:value-type="float">
            <text:p>829,44</text:p>
          </table:table-cell>
          <table:table-cell table:formula="of:=([.D$92]*[.$A110])^2" office:value-type="float" office:value="324" calcext:value-type="float">
            <text:p>324</text:p>
          </table:table-cell>
          <table:table-cell table:formula="of:=([.E$92]*[.$A110])^2" office:value-type="float" office:value="129600" calcext:value-type="float">
            <text:p>129600</text:p>
          </table:table-cell>
          <table:table-cell table:number-columns-repeated="8"/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([.B$92]*[.$A111])^2" office:value-type="float" office:value="519.84" calcext:value-type="float">
            <text:p>519,84</text:p>
          </table:table-cell>
          <table:table-cell table:formula="of:=([.C$92]*[.$A111])^2" office:value-type="float" office:value="924.16" calcext:value-type="float">
            <text:p>924,16</text:p>
          </table:table-cell>
          <table:table-cell table:formula="of:=([.D$92]*[.$A111])^2" office:value-type="float" office:value="361" calcext:value-type="float">
            <text:p>361</text:p>
          </table:table-cell>
          <table:table-cell table:formula="of:=([.E$92]*[.$A111])^2" office:value-type="float" office:value="144400" calcext:value-type="float">
            <text:p>144400</text:p>
          </table:table-cell>
          <table:table-cell table:number-columns-repeated="8"/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B$92]*[.$A112])^2" office:value-type="float" office:value="576" calcext:value-type="float">
            <text:p>576</text:p>
          </table:table-cell>
          <table:table-cell table:formula="of:=([.C$92]*[.$A112])^2" office:value-type="float" office:value="1024" calcext:value-type="float">
            <text:p>1024</text:p>
          </table:table-cell>
          <table:table-cell table:formula="of:=([.D$92]*[.$A112])^2" office:value-type="float" office:value="400" calcext:value-type="float">
            <text:p>400</text:p>
          </table:table-cell>
          <table:table-cell table:formula="of:=([.E$92]*[.$A112])^2" office:value-type="float" office:value="160000" calcext:value-type="float">
            <text:p>160000</text:p>
          </table:table-cell>
          <table:table-cell table:number-columns-repeated="8"/>
          <table:table-cell table:formula="of:=AVERAGE([.N108:.N111])" office:value-type="float" office:value="4.125" calcext:value-type="float">
            <text:p>4,125</text:p>
          </table:table-cell>
          <table:table-cell table:formula="of:=AVERAGE([.O108:.O111])" office:value-type="float" office:value="4.5" calcext:value-type="float">
            <text:p>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>
      <number:scientific-number number:decimal-places="1" number:min-decimal-places="1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.00.0000</text:date>, <text:time style:data-style-name="N2" text:time-value="15:21:28.398046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6T17:25:58.840019145</dc:date>
    <meta:editing-duration>PT1H51M57S</meta:editing-duration>
    <meta:editing-cycles>11</meta:editing-cycles>
    <meta:generator>LibreOffice/7.1.3.2$Linux_X86_64 LibreOffice_project/10$Build-2</meta:generator>
    <meta:document-statistic meta:table-count="1" meta:cell-count="25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81d41a" draw:fill-color="#81d41a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49cm" svg:y="0.316cm" chart:style-name="ch2">
          <text:p>Dijkstra</text:p>
        </chart:title>
        <chart:legend chart:legend-position="end" svg:x="12.202cm" svg:y="3.454cm" style:legend-expansion="high" chart:style-name="ch3"/>
        <chart:plot-area chart:style-name="ch4" table:cell-range-address="results.A2:results.C21 results.B1:results.C1 results.D1:results.E6" chart:data-source-has-labels="row" svg:x="1.331cm" svg:y="1.275cm" svg:width="10.551cm" svg:height="6.564cm">
          <chart:coordinate-region svg:x="2.508cm" svg:y="1.474cm" svg:width="9.002cm" svg:height="5.718cm"/>
          <chart:axis chart:dimension="x" chart:name="primary-x" chart:style-name="ch5">
            <chart:title svg:x="5.371cm" svg:y="8.019cm" chart:style-name="ch6">
              <text:p>rozmiar instancji</text:p>
            </chart:title>
          </chart:axis>
          <chart:axis chart:dimension="y" chart:name="primary-y" chart:style-name="ch7">
            <chart:title svg:x="0.451cm" svg:y="5.276cm" chart:style-name="ch8">
              <text:p>czas [ms]</text:p>
            </chart:title>
            <chart:grid chart:style-name="ch9" chart:class="major"/>
          </chart:axis>
          <chart:series chart:style-name="ch10" chart:values-cell-range-address="results.B2:results.B21" chart:label-cell-address="results.B1:results.B1" chart:class="chart:scatter">
            <chart:domain table:cell-range-address="results.A2:results.A21"/>
            <chart:data-point chart:repeated="20"/>
          </chart:series>
          <chart:series chart:style-name="ch11" chart:values-cell-range-address="results.D2:results.D6" chart:label-cell-address="results.D1:results.D1" chart:class="chart:scatter">
            <chart:domain table:cell-range-address="results.A2:results.A6"/>
            <chart:data-point chart:repeated="5"/>
          </chart:series>
          <chart:series chart:style-name="ch12" chart:values-cell-range-address="results.E2:results.E6" chart:label-cell-address="results.E1:results.E1" chart:class="chart:scatter">
            <chart:domain table:cell-range-address="results.A2:results.A6"/>
            <chart:data-point chart:repeated="5"/>
          </chart:series>
          <chart:series chart:style-name="ch13" chart:values-cell-range-address="results.C2:results.C21" chart:label-cell-address="results.C1:results.C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ierz sasiedztwa</text:p>
                <draw:g>
                  <svg:desc>results.B1:result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ek wyjsciowy</text:p>
                <draw:g>
                  <svg:desc>results.D1:result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cierz incydencji</text:p>
                <draw:g>
                  <svg:desc>results.E1:results.E1</svg:desc>
                </draw:g>
              </table:table-cell>
              <table:table-cell office:value-type="string">
                <text:p>lista sasiedztwa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2:results.A21</svg:desc>
                </draw:g>
              </table:table-cell>
              <table:table-cell office:value-type="float" office:value="2">
                <text:p>2</text:p>
                <draw:g>
                  <svg:desc>results.B2:results.B21</svg:desc>
                </draw:g>
              </table:table-cell>
              <table:table-cell office:value-type="float" office:value="200">
                <text:p>200</text:p>
                <draw:g>
                  <svg:desc>results.A2:results.A6</svg:desc>
                </draw:g>
              </table:table-cell>
              <table:table-cell office:value-type="float" office:value="1">
                <text:p>1</text:p>
                <draw:g>
                  <svg:desc>results.D2:results.D6</svg:desc>
                </draw:g>
              </table:table-cell>
              <table:table-cell office:value-type="float" office:value="200">
                <text:p>200</text:p>
                <draw:g>
                  <svg:desc>results.A2:results.A6</svg:desc>
                </draw:g>
              </table:table-cell>
              <table:table-cell office:value-type="float" office:value="197">
                <text:p>197</text:p>
                <draw:g>
                  <svg:desc>results.E2:results.E6</svg:desc>
                </draw:g>
              </table:table-cell>
              <table:table-cell office:value-type="float" office:value="3">
                <text:p>3</text:p>
                <draw:g>
                  <svg:desc>results.C2:results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424">
                <text:p>14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6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5112">
                <text:p>51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8">
                <text:p>28</text:p>
              </table:table-cell>
              <table:table-cell office:value-type="float" office:value="800">
                <text:p>800</text:p>
              </table:table-cell>
              <table:table-cell office:value-type="float" office:value="11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11943">
                <text:p>119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44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23513">
                <text:p>235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23cm" svg:height="10.462cm" xlink:href=".." xlink:type="simple" chart:class="chart:scatter" chart:style-name="ch1">
        <chart:title svg:x="7.91cm" svg:y="0.345cm" chart:style-name="ch2">
          <text:p>Dijkstra</text:p>
        </chart:title>
        <chart:subtitle svg:x="6.614cm" svg:y="1.333cm" chart:style-name="ch3">
          <text:p>bez macierzy incydencji</text:p>
        </chart:subtitle>
        <chart:legend chart:legend-position="end" svg:x="13.725cm" svg:y="4.434cm" style:legend-expansion="high" chart:style-name="ch4"/>
        <chart:plot-area chart:style-name="ch5" table:cell-range-address="results.A25:results.D45" chart:data-source-has-labels="row" svg:x="0.35cm" svg:y="2.225cm" svg:width="13.025cm" svg:height="8.028cm">
          <chart:coordinate-region svg:x="1.157cm" svg:y="2.425cm" svg:width="11.661cm" svg:height="7.18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esults.B26:results.B45" chart:label-cell-address="results.B25:results.B25" chart:class="chart:scatter">
            <chart:domain table:cell-range-address="results.A26:results.A45"/>
            <chart:data-point chart:repeated="20"/>
          </chart:series>
          <chart:series chart:style-name="ch9" chart:values-cell-range-address="results.C26:results.C45" chart:label-cell-address="results.C25:results.C25" chart:class="chart:scatter">
            <chart:data-point chart:repeated="20"/>
          </chart:series>
          <chart:series chart:style-name="ch10" chart:values-cell-range-address="results.D26:results.D45" chart:label-cell-address="results.D25:results.D25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ierz sasiedztwa</text:p>
                <draw:g>
                  <svg:desc>results.B25:results.B25</svg:desc>
                </draw:g>
              </table:table-cell>
              <table:table-cell office:value-type="string">
                <text:p>lista sasiedztwa</text:p>
                <draw:g>
                  <svg:desc>results.C25:results.C25</svg:desc>
                </draw:g>
              </table:table-cell>
              <table:table-cell office:value-type="string">
                <text:p>pek wyjsciowy</text:p>
                <draw:g>
                  <svg:desc>results.D25:results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26:results.A45</svg:desc>
                </draw:g>
              </table:table-cell>
              <table:table-cell office:value-type="float" office:value="3">
                <text:p>3</text:p>
                <draw:g>
                  <svg:desc>results.B26:results.B45</svg:desc>
                </draw:g>
              </table:table-cell>
              <table:table-cell office:value-type="float" office:value="6">
                <text:p>6</text:p>
                <draw:g>
                  <svg:desc>results.C26:results.C45</svg:desc>
                </draw:g>
              </table:table-cell>
              <table:table-cell office:value-type="float" office:value="2">
                <text:p>2</text:p>
                <draw:g>
                  <svg:desc>results.D26:results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53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71">
                <text:p>71</text:p>
              </table:table-cell>
              <table:table-cell office:value-type="float" office:value="142">
                <text:p>1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175">
                <text:p>1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18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47">
                <text:p>147</text:p>
              </table:table-cell>
              <table:table-cell office:value-type="float" office:value="278">
                <text:p>2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180">
                <text:p>180</text:p>
              </table:table-cell>
              <table:table-cell office:value-type="float" office:value="329">
                <text:p>32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218">
                <text:p>218</text:p>
              </table:table-cell>
              <table:table-cell office:value-type="float" office:value="394">
                <text:p>3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258">
                <text:p>258</text:p>
              </table:table-cell>
              <table:table-cell office:value-type="float" office:value="463">
                <text:p>46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307">
                <text:p>307</text:p>
              </table:table-cell>
              <table:table-cell office:value-type="float" office:value="527">
                <text:p>5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350">
                <text:p>350</text:p>
              </table:table-cell>
              <table:table-cell office:value-type="float" office:value="612">
                <text:p>61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">
                <text:p>3200</text:p>
              </table:table-cell>
              <table:table-cell office:value-type="float" office:value="396">
                <text:p>396</text:p>
              </table:table-cell>
              <table:table-cell office:value-type="float" office:value="692">
                <text:p>69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">
                <text:p>3400</text:p>
              </table:table-cell>
              <table:table-cell office:value-type="float" office:value="450">
                <text:p>450</text:p>
              </table:table-cell>
              <table:table-cell office:value-type="float" office:value="787">
                <text:p>78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">
                <text:p>3600</text:p>
              </table:table-cell>
              <table:table-cell office:value-type="float" office:value="505">
                <text:p>505</text:p>
              </table:table-cell>
              <table:table-cell office:value-type="float" office:value="881">
                <text:p>88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">
                <text:p>3800</text:p>
              </table:table-cell>
              <table:table-cell office:value-type="float" office:value="565">
                <text:p>565</text:p>
              </table:table-cell>
              <table:table-cell office:value-type="float" office:value="989">
                <text:p>98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628">
                <text:p>628</text:p>
              </table:table-cell>
              <table:table-cell office:value-type="float" office:value="1096">
                <text:p>1096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5cm" svg:stroke-color="#800080" draw:fill-color="#80008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title svg:x="5.951cm" svg:y="0.316cm" chart:style-name="ch2">
          <text:p>Macierz sąsiedztwa</text:p>
        </chart:title>
        <chart:legend chart:legend-position="end" svg:x="11.623cm" svg:y="3.956cm" style:legend-expansion="high" chart:style-name="ch3"/>
        <chart:plot-area chart:style-name="ch4" table:cell-range-address="results.A25:results.B45 results.B91:results.B91 results.B93:results.B112" chart:data-source-has-labels="row" svg:x="0.32cm" svg:y="1.275cm" svg:width="10.983cm" svg:height="7.553cm">
          <chart:coordinate-region svg:x="1.127cm" svg:y="1.475cm" svg:width="9.804cm" svg:height="6.70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B26:results.B45" chart:label-cell-address="results.B25:results.B25" chart:class="chart:scatter">
            <chart:domain table:cell-range-address="results.A26:results.A45"/>
            <chart:data-point chart:repeated="20"/>
          </chart:series>
          <chart:series chart:style-name="ch8" chart:values-cell-range-address="results.B93:results.B112" chart:label-cell-address="results.B91:results.B91" chart:class="chart:scatter">
            <chart:domain table:cell-range-address="results.A93:results.A11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ierz sasiedztwa</text:p>
                <draw:g>
                  <svg:desc>results.B25:results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,0E-3*n^2</text:p>
                <draw:g>
                  <svg:desc>results.B91:results.B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26:results.A45</svg:desc>
                </draw:g>
              </table:table-cell>
              <table:table-cell office:value-type="float" office:value="3">
                <text:p>3</text:p>
                <draw:g>
                  <svg:desc>results.B26:results.B45</svg:desc>
                </draw:g>
              </table:table-cell>
              <table:table-cell office:value-type="float" office:value="200">
                <text:p>200</text:p>
                <draw:g>
                  <svg:desc>results.A93:results.A112</svg:desc>
                </draw:g>
              </table:table-cell>
              <table:table-cell office:value-type="float" office:value="1.44">
                <text:p>1.44</text:p>
                <draw:g>
                  <svg:desc>results.B93:results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1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4">
                <text:p>24</text:p>
              </table:table-cell>
              <table:table-cell office:value-type="float" office:value="800">
                <text:p>800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8">
                <text:p>38</text:p>
              </table:table-cell>
              <table:table-cell office:value-type="float" office:value="1000">
                <text:p>1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53">
                <text:p>53</text:p>
              </table:table-cell>
              <table:table-cell office:value-type="float" office:value="1200">
                <text:p>1200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71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70.56">
                <text:p>7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1600">
                <text:p>1600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118">
                <text:p>118</text:p>
              </table:table-cell>
              <table:table-cell office:value-type="float" office:value="1800">
                <text:p>1800</text:p>
              </table:table-cell>
              <table:table-cell office:value-type="float" office:value="116.64">
                <text:p>116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47">
                <text:p>147</text:p>
              </table:table-cell>
              <table:table-cell office:value-type="float" office:value="2000">
                <text:p>20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180">
                <text:p>180</text:p>
              </table:table-cell>
              <table:table-cell office:value-type="float" office:value="2200">
                <text:p>2200</text:p>
              </table:table-cell>
              <table:table-cell office:value-type="float" office:value="174.24">
                <text:p>174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218">
                <text:p>218</text:p>
              </table:table-cell>
              <table:table-cell office:value-type="float" office:value="2400">
                <text:p>2400</text:p>
              </table:table-cell>
              <table:table-cell office:value-type="float" office:value="207.36">
                <text:p>207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258">
                <text:p>258</text:p>
              </table:table-cell>
              <table:table-cell office:value-type="float" office:value="2600">
                <text:p>2600</text:p>
              </table:table-cell>
              <table:table-cell office:value-type="float" office:value="243.36">
                <text:p>243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307">
                <text:p>307</text:p>
              </table:table-cell>
              <table:table-cell office:value-type="float" office:value="2800">
                <text:p>2800</text:p>
              </table:table-cell>
              <table:table-cell office:value-type="float" office:value="282.24">
                <text:p>282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350">
                <text:p>350</text:p>
              </table:table-cell>
              <table:table-cell office:value-type="float" office:value="3000">
                <text:p>30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">
                <text:p>3200</text:p>
              </table:table-cell>
              <table:table-cell office:value-type="float" office:value="396">
                <text:p>396</text:p>
              </table:table-cell>
              <table:table-cell office:value-type="float" office:value="3200">
                <text:p>3200</text:p>
              </table:table-cell>
              <table:table-cell office:value-type="float" office:value="368.64">
                <text:p>368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">
                <text:p>3400</text:p>
              </table:table-cell>
              <table:table-cell office:value-type="float" office:value="450">
                <text:p>450</text:p>
              </table:table-cell>
              <table:table-cell office:value-type="float" office:value="3400">
                <text:p>3400</text:p>
              </table:table-cell>
              <table:table-cell office:value-type="float" office:value="416.16">
                <text:p>416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">
                <text:p>3600</text:p>
              </table:table-cell>
              <table:table-cell office:value-type="float" office:value="505">
                <text:p>505</text:p>
              </table:table-cell>
              <table:table-cell office:value-type="float" office:value="3600">
                <text:p>3600</text:p>
              </table:table-cell>
              <table:table-cell office:value-type="float" office:value="466.56">
                <text:p>466.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">
                <text:p>3800</text:p>
              </table:table-cell>
              <table:table-cell office:value-type="float" office:value="565">
                <text:p>565</text:p>
              </table:table-cell>
              <table:table-cell office:value-type="float" office:value="3800">
                <text:p>3800</text:p>
              </table:table-cell>
              <table:table-cell office:value-type="float" office:value="519.84">
                <text:p>519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628">
                <text:p>628</text:p>
              </table:table-cell>
              <table:table-cell office:value-type="float" office:value="4000">
                <text:p>4000</text:p>
              </table:table-cell>
              <table:table-cell office:value-type="float" office:value="576">
                <text:p>5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5cm" svg:stroke-color="#800080" draw:fill-color="#80008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title svg:x="6.268cm" svg:y="0.316cm" chart:style-name="ch2">
          <text:p>Lista sąsiedztwa</text:p>
        </chart:title>
        <chart:legend chart:legend-position="end" svg:x="12.205cm" svg:y="3.956cm" style:legend-expansion="high" chart:style-name="ch3"/>
        <chart:plot-area chart:style-name="ch4" table:cell-range-address="results.A26:results.A45 results.C25:results.C45 results.C91:results.C91 results.C93:results.C112" chart:data-source-has-labels="row" svg:x="0.32cm" svg:y="1.275cm" svg:width="11.565cm" svg:height="7.553cm">
          <chart:coordinate-region svg:x="1.127cm" svg:y="1.475cm" svg:width="10.201cm" svg:height="6.70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C26:results.C45" chart:label-cell-address="results.C25:results.C25" chart:class="chart:scatter">
            <chart:domain table:cell-range-address="results.A26:results.A45"/>
            <chart:data-point chart:repeated="20"/>
          </chart:series>
          <chart:series chart:style-name="ch8" chart:values-cell-range-address="results.C93:results.C112" chart:label-cell-address="results.C91:results.C91" chart:class="chart:scatter">
            <chart:domain table:cell-range-address="results.A93:results.A11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sta sasiedztwa</text:p>
                <draw:g>
                  <svg:desc>results.C25:results.C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,0E-3*n^2</text:p>
                <draw:g>
                  <svg:desc>results.C91:results.C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26:results.A45</svg:desc>
                </draw:g>
              </table:table-cell>
              <table:table-cell office:value-type="float" office:value="6">
                <text:p>6</text:p>
                <draw:g>
                  <svg:desc>results.C26:results.C45</svg:desc>
                </draw:g>
              </table:table-cell>
              <table:table-cell office:value-type="float" office:value="200">
                <text:p>200</text:p>
                <draw:g>
                  <svg:desc>results.A93:results.A112</svg:desc>
                </draw:g>
              </table:table-cell>
              <table:table-cell office:value-type="float" office:value="2.56">
                <text:p>2.56</text:p>
                <draw:g>
                  <svg:desc>results.C93:results.C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9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26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46">
                <text:p>46</text:p>
              </table:table-cell>
              <table:table-cell office:value-type="float" office:value="800">
                <text:p>800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71">
                <text:p>71</text:p>
              </table:table-cell>
              <table:table-cell office:value-type="float" office:value="1000">
                <text:p>1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04">
                <text:p>104</text:p>
              </table:table-cell>
              <table:table-cell office:value-type="float" office:value="1200">
                <text:p>1200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42">
                <text:p>142</text:p>
              </table:table-cell>
              <table:table-cell office:value-type="float" office:value="1400">
                <text:p>1400</text:p>
              </table:table-cell>
              <table:table-cell office:value-type="float" office:value="125.44">
                <text:p>125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175">
                <text:p>175</text:p>
              </table:table-cell>
              <table:table-cell office:value-type="float" office:value="1600">
                <text:p>1600</text:p>
              </table:table-cell>
              <table:table-cell office:value-type="float" office:value="163.84">
                <text:p>16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223">
                <text:p>223</text:p>
              </table:table-cell>
              <table:table-cell office:value-type="float" office:value="1800">
                <text:p>1800</text:p>
              </table:table-cell>
              <table:table-cell office:value-type="float" office:value="207.36">
                <text:p>207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278">
                <text:p>278</text:p>
              </table:table-cell>
              <table:table-cell office:value-type="float" office:value="2000">
                <text:p>2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329">
                <text:p>329</text:p>
              </table:table-cell>
              <table:table-cell office:value-type="float" office:value="2200">
                <text:p>2200</text:p>
              </table:table-cell>
              <table:table-cell office:value-type="float" office:value="309.76">
                <text:p>309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394">
                <text:p>394</text:p>
              </table:table-cell>
              <table:table-cell office:value-type="float" office:value="2400">
                <text:p>2400</text:p>
              </table:table-cell>
              <table:table-cell office:value-type="float" office:value="368.64">
                <text:p>368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463">
                <text:p>463</text:p>
              </table:table-cell>
              <table:table-cell office:value-type="float" office:value="2600">
                <text:p>2600</text:p>
              </table:table-cell>
              <table:table-cell office:value-type="float" office:value="432.64">
                <text:p>432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527">
                <text:p>527</text:p>
              </table:table-cell>
              <table:table-cell office:value-type="float" office:value="2800">
                <text:p>2800</text:p>
              </table:table-cell>
              <table:table-cell office:value-type="float" office:value="501.76">
                <text:p>501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612">
                <text:p>612</text:p>
              </table:table-cell>
              <table:table-cell office:value-type="float" office:value="3000">
                <text:p>30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">
                <text:p>3200</text:p>
              </table:table-cell>
              <table:table-cell office:value-type="float" office:value="692">
                <text:p>692</text:p>
              </table:table-cell>
              <table:table-cell office:value-type="float" office:value="3200">
                <text:p>3200</text:p>
              </table:table-cell>
              <table:table-cell office:value-type="float" office:value="655.36">
                <text:p>655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">
                <text:p>3400</text:p>
              </table:table-cell>
              <table:table-cell office:value-type="float" office:value="787">
                <text:p>787</text:p>
              </table:table-cell>
              <table:table-cell office:value-type="float" office:value="3400">
                <text:p>3400</text:p>
              </table:table-cell>
              <table:table-cell office:value-type="float" office:value="739.84">
                <text:p>739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">
                <text:p>3600</text:p>
              </table:table-cell>
              <table:table-cell office:value-type="float" office:value="881">
                <text:p>881</text:p>
              </table:table-cell>
              <table:table-cell office:value-type="float" office:value="3600">
                <text:p>3600</text:p>
              </table:table-cell>
              <table:table-cell office:value-type="float" office:value="829.44">
                <text:p>829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">
                <text:p>3800</text:p>
              </table:table-cell>
              <table:table-cell office:value-type="float" office:value="989">
                <text:p>989</text:p>
              </table:table-cell>
              <table:table-cell office:value-type="float" office:value="3800">
                <text:p>3800</text:p>
              </table:table-cell>
              <table:table-cell office:value-type="float" office:value="924.16">
                <text:p>924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1096">
                <text:p>1096</text:p>
              </table:table-cell>
              <table:table-cell office:value-type="float" office:value="4000">
                <text:p>4000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5cm" svg:stroke-color="#800080" draw:fill-color="#80008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title svg:x="6.453cm" svg:y="0.316cm" chart:style-name="ch2">
          <text:p>Pęk wyjściowy</text:p>
        </chart:title>
        <chart:legend chart:legend-position="end" svg:x="12.443cm" svg:y="3.956cm" style:legend-expansion="high" chart:style-name="ch3"/>
        <chart:plot-area chart:style-name="ch4" table:cell-range-address="results.A26:results.A45 results.D25:results.D45 results.D91:results.D91 results.D93:results.D112" chart:data-source-has-labels="row" svg:x="0.32cm" svg:y="1.275cm" svg:width="11.803cm" svg:height="7.553cm">
          <chart:coordinate-region svg:x="1.127cm" svg:y="1.475cm" svg:width="10.625cm" svg:height="6.70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D26:results.D45" chart:label-cell-address="results.D25:results.D25" chart:class="chart:scatter">
            <chart:domain table:cell-range-address="results.A26:results.A45"/>
            <chart:data-point chart:repeated="20"/>
          </chart:series>
          <chart:series chart:style-name="ch8" chart:values-cell-range-address="results.D93:results.D112" chart:label-cell-address="results.D91:results.D91" chart:class="chart:scatter">
            <chart:domain table:cell-range-address="results.A93:results.A11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k wyjsciowy</text:p>
                <draw:g>
                  <svg:desc>results.D25:results.D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,0E-3*n^3</text:p>
                <draw:g>
                  <svg:desc>results.D91:results.D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26:results.A45</svg:desc>
                </draw:g>
              </table:table-cell>
              <table:table-cell office:value-type="float" office:value="2">
                <text:p>2</text:p>
                <draw:g>
                  <svg:desc>results.D26:results.D45</svg:desc>
                </draw:g>
              </table:table-cell>
              <table:table-cell office:value-type="float" office:value="200">
                <text:p>200</text:p>
                <draw:g>
                  <svg:desc>results.A93:results.A112</svg:desc>
                </draw:g>
              </table:table-cell>
              <table:table-cell office:value-type="float" office:value="1">
                <text:p>1</text:p>
                <draw:g>
                  <svg:desc>results.D93:results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7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600">
                <text:p>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8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7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39">
                <text:p>39</text:p>
              </table:table-cell>
              <table:table-cell office:value-type="float" office:value="1200">
                <text:p>1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52">
                <text:p>52</text:p>
              </table:table-cell>
              <table:table-cell office:value-type="float" office:value="1400">
                <text:p>14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67">
                <text:p>67</text:p>
              </table:table-cell>
              <table:table-cell office:value-type="float" office:value="1600">
                <text:p>16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84">
                <text:p>84</text:p>
              </table:table-cell>
              <table:table-cell office:value-type="float" office:value="1800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03">
                <text:p>103</text:p>
              </table:table-cell>
              <table:table-cell office:value-type="float" office:value="2000">
                <text:p>2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126">
                <text:p>126</text:p>
              </table:table-cell>
              <table:table-cell office:value-type="float" office:value="2200">
                <text:p>2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146">
                <text:p>146</text:p>
              </table:table-cell>
              <table:table-cell office:value-type="float" office:value="2400">
                <text:p>24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174">
                <text:p>174</text:p>
              </table:table-cell>
              <table:table-cell office:value-type="float" office:value="2600">
                <text:p>26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199">
                <text:p>199</text:p>
              </table:table-cell>
              <table:table-cell office:value-type="float" office:value="2800">
                <text:p>28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228">
                <text:p>228</text:p>
              </table:table-cell>
              <table:table-cell office:value-type="float" office:value="3000">
                <text:p>30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">
                <text:p>3200</text:p>
              </table:table-cell>
              <table:table-cell office:value-type="float" office:value="262">
                <text:p>262</text:p>
              </table:table-cell>
              <table:table-cell office:value-type="float" office:value="3200">
                <text:p>32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">
                <text:p>3400</text:p>
              </table:table-cell>
              <table:table-cell office:value-type="float" office:value="292">
                <text:p>292</text:p>
              </table:table-cell>
              <table:table-cell office:value-type="float" office:value="3400">
                <text:p>34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">
                <text:p>3600</text:p>
              </table:table-cell>
              <table:table-cell office:value-type="float" office:value="326">
                <text:p>326</text:p>
              </table:table-cell>
              <table:table-cell office:value-type="float" office:value="3600">
                <text:p>36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">
                <text:p>3800</text:p>
              </table:table-cell>
              <table:table-cell office:value-type="float" office:value="368">
                <text:p>368</text:p>
              </table:table-cell>
              <table:table-cell office:value-type="float" office:value="3800">
                <text:p>38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400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81d41a" draw:fill-color="#81d41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5cm" svg:stroke-color="#800080" draw:fill-color="#80008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8cm" xlink:href=".." xlink:type="simple" chart:class="chart:scatter" chart:style-name="ch1">
        <chart:title svg:x="5.951cm" svg:y="0.316cm" chart:style-name="ch2">
          <text:p>Macierz sąsiedztwa</text:p>
        </chart:title>
        <chart:legend chart:legend-position="end" svg:x="11.808cm" svg:y="3.956cm" style:legend-expansion="high" chart:style-name="ch3"/>
        <chart:plot-area chart:style-name="ch4" table:cell-range-address="results.A93:results.A97 results.E1:results.E1 results.E93:results.E97 results.E91:results.E91" chart:data-source-has-labels="row" svg:x="0.32cm" svg:y="1.275cm" svg:width="11.168cm" svg:height="7.553cm">
          <chart:coordinate-region svg:x="1.312cm" svg:y="1.475cm" svg:width="9.619cm" svg:height="6.70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E93:results.E97" chart:label-cell-address="results.E1:results.E1" chart:class="chart:scatter">
            <chart:domain table:cell-range-address="results.A93:results.A97"/>
            <chart:data-point chart:repeated="5"/>
          </chart:series>
          <chart:series chart:style-name="ch8" chart:values-cell-range-address="results.E93:results.E97" chart:label-cell-address="results.E91:results.E9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cierz incydencji</text:p>
                <draw:g>
                  <svg:desc>results.E1:results.E1</svg:desc>
                </draw:g>
              </table:table-cell>
              <table:table-cell office:value-type="string">
                <text:p>1,0E-1*n^3</text:p>
                <draw:g>
                  <svg:desc>results.E91:results.E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results.A93:results.A97</svg:desc>
                </draw:g>
              </table:table-cell>
              <table:table-cell office:value-type="float" office:value="400">
                <text:p>400</text:p>
                <draw:g>
                  <svg:desc>results.E93:results.E97</svg:desc>
                </draw:g>
              </table:table-cell>
              <table:table-cell office:value-type="float" office:value="400">
                <text:p>400</text:p>
                <draw:g>
                  <svg:desc>results.E93:results.E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